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n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NO</text:p>
          </table:table-cell>
          <table:table-cell table:number-columns-repeated="1014"/>
        </table:table-row>
        <table:table-row table:style-name="ro81">
          <table:table-cell table:style-name="ce229" office:value-type="string">
            <text:p>SQ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1"/><text:s text:c="19"/>11.Click on Close. <text:s text:c="52"/><text:s text:c="38"/>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4"/><text:s text:c="17"/>12.Click on Close. <text:s text:c="54"/><text:s text:c="31"/>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6"/><text:s text:c="12"/>8. Click on check -box <text:s/>of Participants.</text:p>
            <text:p>9. Click on 'Request or update participation..' button</text:p>
            <text:p>10. Click on Close.</text:p>
            <text:p>11. Click on Home link. <text:s text:c="62"/><text:s text:c="15"/>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5/23/2012</text:date>, <text:time>11:36:0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3T11:36:04.42</dc:date>
    <meta:editing-cycles>3632</meta:editing-cycles>
    <meta:editing-duration>PT357H10M01S</meta:editing-duration>
    <meta:document-statistic meta:table-count="20" meta:cell-count="9579" meta:object-count="0"/>
  </office:meta>
</office:document-meta>
</file>